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1925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8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87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0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16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Liberation Sans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48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3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1" style:family="text">
      <style:text-properties fo:color="#000000" style:font-name="Liberation Sans" style:language-asian="zh" style:country-asian="CN" style:text-overline-style="none" style:text-overline-color="font-color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language-complex="hi" style:country-complex="IN" style:font-name-asian="Segoe UI" fo:font-size="11pt"/>
    </style:style>
    <style:style style:name="T12" style:family="text">
      <style:text-properties style:font-name="Liberation Sans" style:language-asian="zh" style:country-asian="CN" style:text-overline-style="none" style:text-overline-color="font-color" fo:language="zxx" fo:country="none" style:text-line-through-mode="continuous" fo:text-shadow="none" style:text-outline="false" fo:font-style="normal" style:text-line-through-type="none" style:text-underline-style="none" style:text-und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style:font-name-asian="Segoe UI" fo:font-size="11pt" style:font-weight-complex="bold" fo:color="#c00000" fo:font-weight="bold" style:font-weight-asian="bold"/>
    </style:style>
    <style:style style:name="T13" style:family="text">
      <style:text-properties style:font-name="Liberation Sans" style:language-asian="zh" style:country-asian="CN" style:text-overline-style="none" style:text-overline-color="font-color" fo:language="zxx" fo:country="none" style:text-line-through-mode="continuous" fo:text-shadow="none" style:text-outline="false" fo:font-style="normal" style:text-line-through-type="none" style:text-underline-style="none" style:text-und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style:font-name-asian="Segoe UI" fo:font-size="11pt" fo:color="#000000" fo:font-weight="normal" style:font-weight-asian="normal" style:font-weight-complex="normal"/>
    </style:style>
    <style:style style:name="T14" style:family="text">
      <style:text-properties style:language-asian="zh" style:country-asian="CN" style:text-overline-style="none" style:text-overline-color="font-color" fo:language="zxx" fo:country="none" style:text-line-through-mode="continuous" fo:text-shadow="none" style:text-outline="false" fo:font-style="normal" style:text-line-through-type="none" style:text-underline-style="none" style:text-und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font-size="11pt" fo:color="#c00000" style:font-name="Calibri" fo:font-weight="bold" style:text-position="0% 100%" style:font-name-asian="Microsoft YaHei" style:font-weight-asian="bold" style:font-weight-complex="bold"/>
    </style:style>
    <style:style style:name="T15" style:family="text">
      <style:text-properties style:language-asian="zh" style:country-asian="CN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font-name="Liberation Sans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language-asian="zh" style:country-asian="CN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font-name="Liberation Sans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complex="bold" style:font-weight-asian="bold"/>
    </style:style>
    <style:style style:name="T17" style:family="text">
      <style:text-properties style:language-asian="zh" style:country-asian="CN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font-name="Liberation Sans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weight-complex="normal" style:font-weight-asian="normal" fo:color="#000000" fo:font-weight="normal"/>
    </style:style>
    <style:style style:name="T18" style:family="text">
      <style:text-properties style:language-asian="zh" style:country-asian="CN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8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87"/>
        <table:table-column table:style-name="co4" table:default-cell-style-name="ce109"/>
        <table:table-column table:style-name="co6" table:default-cell-style-name="ce107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16" office:value-type="string" calcext:value-type="string" table:number-columns-spanned="4" table:number-rows-spanned="1">
            <text:p>AND</text:p>
          </table:table-cell>
          <table:covered-table-cell table:number-columns-repeated="3" table:style-name="ce116"/>
          <table:table-cell/>
          <table:table-cell table:style-name="ce116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59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OR</text:p>
          </table:table-cell>
          <table:covered-table-cell table:number-columns-repeated="3" table:style-name="ce125"/>
          <table:table-cell/>
          <table:table-cell table:style-name="ce116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16"/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float" office:value="2" calcext:value-type="float">
            <text:p>2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 table:number-columns-repeated="2"/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NAND</text:p>
          </table:table-cell>
          <table:covered-table-cell table:number-columns-repeated="3" table:style-name="ce125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3">USB Audio 16 bit DAC+ADC </text:span><text:span text:style-name="T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/>
          <table:table-cell table:style-name="ce116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16"/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12</text:p>
          </table:table-cell>
          <table:table-cell table:style-name="ce86" office:value-type="string" calcext:value-type="string">
            <text:p>1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5">CC-CV контролер процесса заряда литиевых аккумуляторов </text:span><text:span text:style-name="T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7">multichemistrybattery-charger control IC </text:span><text:span text:style-name="T8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9">One Cell Lithium-ion/Polymer Battery Protection IC </text:span><text:span text:style-name="T10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9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1">2-Cell Battery Packs Protection (Iload&lt;4A; Uload=7.4V; Uovercharge break=4.28V; Uovercharge release=4.08V; Uoverdischarge break=2.9V; Uoverdischarge release=3.0V; </text:span><text:span text:style-name="T12">Has No Balancing</text:span><text:span text:style-name="T13">)  </text:span><text:span text:style-name="T14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6">Has No Balancing</text:span><text:span text:style-name="T17">)  </text:span><text:span text:style-name="T1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3</text:p>
          </table:table-cell>
          <table:table-cell table:style-name="ce86"/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25" office:value-type="string" calcext:value-type="string" table:number-columns-spanned="4" table:number-rows-spanned="1">
            <text:p>NOR</text:p>
          </table:table-cell>
          <table:covered-table-cell table:number-columns-repeated="3" table:style-name="ce125"/>
          <table:table-cell/>
          <table:table-cell table:style-name="ce116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16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5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9">1 to 8 bidirectional switch for I2C Bus with individual Pull-Up for each of 8 outputs</text:span><text:span text:style-name="T20"> </text:span><text:span text:style-name="T10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XOR</text:p>
          </table:table-cell>
          <table:covered-table-cell table:number-columns-repeated="3" table:style-name="ce125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16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16"/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16" office:value-type="string" calcext:value-type="string" table:number-columns-spanned="4" table:number-rows-spanned="1">
            <text:p>NOT</text:p>
          </table:table-cell>
          <table:covered-table-cell table:number-columns-repeated="3" table:style-name="ce116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 table:number-columns-repeated="5"/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 table:number-columns-repeated="1009"/>
        </table:table-row>
        <table:table-row table:style-name="ro1">
          <table:table-cell table:style-name="ce3"/>
          <table:table-cell table:style-name="ce29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16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16"/>
          <table:table-cell table:style-name="ce265"/>
          <table:table-cell table:number-columns-repeated="100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16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16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1">RAM 1К х 4 (4096 bit's)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5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5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5">
          <table:table-cell/>
          <table:table-cell table:style-name="ce29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5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style-name="ce261"/>
          <table:table-cell table:number-columns-repeated="1003"/>
        </table:table-row>
        <table:table-row table:style-name="ro5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5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5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5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5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style-name="ce265"/>
          <table:table-cell table:number-columns-repeated="1003"/>
        </table:table-row>
        <table:table-row table:style-name="ro5">
          <table:table-cell/>
          <table:table-cell table:style-name="ce19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5">
          <table:table-cell/>
          <table:table-cell table:style-name="ce29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1">1M x 16Bit x 4 Banks Synchronous DRAM </text:span><text:span text:style-name="T22"> </text:span><text:span text:style-name="T23">DataSheet on Google Drive</text:span>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флэш 256 кБ </text:span><text:span text:style-name="T2">DataSheet on Google Drive</text:span>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3" table:number-columns-repeated="4"/>
          <table:table-cell table:style-name="ce264"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5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185"/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16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16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3">
          <table:table-cell table:style-name="ce9"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/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 table:style-name="ce9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07" office:value-type="string" calcext:value-type="string">
            <text:p><text:span text:style-name="T1">Специализированный генератор тактовых сигналов. Аналог – 8224 INTEL </text:span><text:span text:style-name="T2">DataSheet on Google Drive</text:span></text:p>
          </table:table-cell>
          <table:table-cell table:style-name="ce314"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3" table:number-columns-repeated="4"/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16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16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 table:number-columns-repeated="1009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116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5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1">Ultra Low Leakage and Quiescent Current, 1 A Load Switch with Reverse Blocking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1">Low Loss Power Distribution Switch, 1A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Программируеммый трехканальный таймер-счетчик. Аналог - 8253 INTEL </text:span><text:span text:style-name="T2">DataSheet on Google Drive</text:span></text:p>
          </table:table-cell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1">Цифровой аудиопроцессор </text:span><text:span text:style-name="T2">DataSheet on Google Drive</text:span>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table-cell table:style-name="ce29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16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16"/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1">THREE BAND DIGITALY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DIGITAL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THREE BAND DIGITALY CONTROLLED STEREO AUDIO PROCESSOR WITH LOUDNESS, SPECTRUM ANALYZER, SOFT STEP, 4 INPUTS, 4 OUTPUTS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table-cell table:style-name="ce29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PROTECTOR IC FOR STEREO POWER AMPLIFIER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 table:style-name="ce258"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 table:style-name="ce258"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Модуль приёмника на RDA5807 50-115MHz, I2C, RDS и т.д. </text:span><text:span text:style-name="T2">DataSheet on Google Drive</text:span>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Восьмиразрядный расширитель порта ввода/вывода (3 порта х 8 бит). Аналог - 8255A INTEL </text:span><text:span text:style-name="T2">DataSheet on Google Drive</text:span></text:p>
          </table:table-cell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16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16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24">HALL-EFFECT ELEMENT. </text:span><text:span text:style-name="T25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16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16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ce3" table:number-columns-repeated="4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116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16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0.8V Reference Ultra Low Dropout (0.2V@5A) Linear Regulator </text:span><text:span text:style-name="T26"> </text:span><text:span text:style-name="T2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1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348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48"/>
          <table:table-cell table:number-columns-repeated="1004"/>
        </table:table-row>
        <table:table-row table:style-name="ro1">
          <table:table-cell table:number-columns-repeated="16"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50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6"/>
          <table:covered-table-cell table:style-name="ce350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16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16"/>
          <table:table-cell/>
          <table:table-cell table:style-name="ce350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covered-table-cell table:style-name="ce350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50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covered-table-cell table:style-name="ce350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Dual, Synchronous Step-Down Controller With 100-mA Standby Regulators for Notebook System Power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1.5MHz, 1A Step-Down Converter. Vi &lt;= 5.5V  </text:span><text:span text:style-name="T2">DataSheet on Google Drive</text:span>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9">QC4.0, PD3.0 Power Supply Unit (Uin nom=24V (max 31-35V) Iload max=3A) </text:span><text:span text:style-name="T28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 table:number-columns-repeated="1009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 table:number-columns-repeated="1009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54" office:value-type="string" calcext:value-type="string" table:number-columns-spanned="4" table:number-rows-spanned="1">
            <text:p>ОУ</text:p>
          </table:table-cell>
          <table:covered-table-cell table:number-columns-repeated="3" table:style-name="ce354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59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59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63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63"/>
          <table:table-cell table:number-columns-repeated="1004"/>
        </table:table-row>
        <table:table-row table:style-name="ro5">
          <table:table-cell table:number-columns-repeated="11"/>
          <table:table-cell table:style-name="ce21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16" office:value-type="string" calcext:value-type="string" table:number-columns-spanned="4" table:number-rows-spanned="1">
            <text:p>SBC</text:p>
          </table:table-cell>
          <table:covered-table-cell table:number-columns-repeated="3" table:style-name="ce116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5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5">2 ОУ. Rail2rail 145 Mhz, 180 V/us </text:span><text:span text:style-name="T6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1">1 ОУ. Up to 135 MHz @ 1700 V/us, up to 80 mA load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63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63"/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54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54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SN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battery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1">
      <number:number number:decimal-places="1" number:min-decimal-places="1" number:min-integer-digits="1"/>
    </number:number-style>
    <number:time-style style:name="N1013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ru" number:country="RU">
      <number:hours/>
      <number:text>:</number:text>
      <number:minutes number:style="long"/>
      <number:text> </number:text>
      <number:am-pm/>
    </number:time-style>
    <number:number-style style:name="N10133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33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3P0"/>
    </number:number-style>
    <number:number-style style:name="N10132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32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32P0"/>
    </number:number-style>
    <number:number-style style:name="N10131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31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1P0"/>
    </number:number-style>
    <number:number-style style:name="N10129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9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9P0"/>
    </number:number-style>
    <number:date-style style:name="N1012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date-style style:name="N10126" number:language="ru" number:country="RU">
      <number:month number:textual="true"/>
      <number:text>.</number:text>
      <number:year/>
    </number:date-style>
    <number:number-style style:name="N1012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2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2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time-style style:name="N1012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2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20" number:language="ru" number:country="RU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1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16P2" style:volatile="true" number:language="ru" number:country="RU">
      <number:text> </number:text>
      <number:fill-character> </number:fill-character>
      <number:text>-р. </number:text>
    </number:number-style>
    <number:text-style style:name="N10116" number:language="ru" number:country="RU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41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41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41P0"/>
    </number:number-style>
    <number:number-style style:name="N10112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2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2P0"/>
    </number:number-style>
    <number:time-style style:name="N10140" number:language="ru" number:country="RU">
      <number:hours/>
      <number:text>:</number:text>
      <number:minutes number:style="long"/>
    </number:time-style>
    <number:number-style style:name="N10111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1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1P0"/>
    </number:number-style>
    <number:number-style style:name="N10138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8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8P2" style:volatile="true" number:language="ru" number:country="RU">
      <number:text> </number:text>
      <number:fill-character> </number:fill-character>
      <number:text>-    </number:text>
    </number:number-style>
    <number:text-style style:name="N10138" number:language="ru" number:country="RU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0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08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08P0"/>
    </number:number-style>
    <number:currency-style style:name="N2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Микросхемы" style:display-name="PageStyle_Микросхем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02-13T05:38:33.167509202</dc:date>
    <meta:editing-cycles>128</meta:editing-cycles>
    <meta:editing-duration>P4DT22H51M43S</meta:editing-duration>
    <meta:generator>LibreOffice/7.3.7.2$Linux_X86_64 LibreOffice_project/30$Build-2</meta:generator>
    <meta:document-statistic meta:table-count="1" meta:cell-count="22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